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23cm" svg:stroke-color="#000000" draw:marker-start-width="0.834cm" draw:marker-end="Puntas_20_de_20_flecha_20_3" draw:marker-end-width="0.934cm" draw:fill="none" draw:textarea-vertical-align="middle" fo:padding-top="0.336cm" fo:padding-bottom="0.336cm" fo:padding-left="0.461cm" fo:padding-right="0.461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3.1cm" svg:y1="1cm" svg:x2="13.1cm" svg:y2="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1:01:01.777495909</meta:creation-date>
    <meta:editing-duration>PT1H59M46S</meta:editing-duration>
    <meta:editing-cycles>18</meta:editing-cycles>
    <meta:generator>LibreOffice/24.2.4.2$Linux_X86_64 LibreOffice_project/420$Build-2</meta:generator>
    <dc:date>2024-06-09T17:30:29.344925412</dc:date>
    <meta:document-statistic meta:object-count="1"/>
  </office:meta>
</office:document-meta>
</file>